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A14FC6D7CBD4EE91F5.png" manifest:media-type="image/png"/>
  <manifest:file-entry manifest:full-path="Pictures/10000201000004B1000002A0DFDE2E9AAFD470F6.png" manifest:media-type="image/png"/>
  <manifest:file-entry manifest:full-path="Pictures/10000201000004AF000002A1C1183A6CD34E5C56.png" manifest:media-type="image/png"/>
  <manifest:file-entry manifest:full-path="Pictures/10000201000004B0000002A141D7E819BB0B0C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6.6929in" svg:height="3.7535in" draw:z-index="0"><draw:image xlink:href="Pictures/10000201000004B0000002A14FC6D7CBD4EE91F5.png" xlink:type="simple" xlink:show="embed" xlink:actuate="onLoad" loext:mime-type="image/x-vclgraphic"/></draw:frame><draw:frame draw:style-name="fr3" draw:name="Image2" text:anchor-type="as-char" svg:y="-1.4827in" svg:width="6.6929in" svg:height="3.7535in" draw:z-index="1"><draw:image xlink:href="Pictures/10000201000004B0000002A141D7E819BB0B0C55.png" xlink:type="simple" xlink:show="embed" xlink:actuate="onLoad" loext:mime-type="image/x-vclgraphic"/></draw:frame><text:soft-page-break/><draw:frame draw:style-name="fr2" draw:name="Image3" text:anchor-type="as-char" svg:y="-2.9689in" svg:width="6.6929in" svg:height="3.7563in" draw:z-index="2"><draw:image xlink:href="Pictures/10000201000004AF000002A1C1183A6CD34E5C56.png" xlink:type="simple" xlink:show="embed" xlink:actuate="onLoad" loext:mime-type="image/x-vclgraphic"/></draw:frame><draw:frame draw:style-name="fr1" draw:name="Image4" text:anchor-type="as-char" svg:width="6.6929in" svg:height="3.7445in" draw:z-index="3"><draw:image xlink:href="Pictures/10000201000004B1000002A0DFDE2E9AAFD470F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8:39:27.635624766</meta:creation-date>
    <dc:date>2019-07-21T18:42:34.911966076</dc:date>
    <meta:editing-duration>PT3M17S</meta:editing-duration>
    <meta:editing-cycles>1</meta:editing-cycles>
    <meta:document-statistic meta:table-count="0" meta:image-count="4" meta:object-count="0" meta:page-count="2" meta:paragraph-count="1" meta:word-count="0" meta:character-count="0" meta:non-whitespace-character-count="0"/>
    <meta:generator>LibreOffice/6.0.7.3$Linux_X86_64 LibreOffice_project/00m0$Build-3</meta:generator>
  </office:meta>
</office:document-meta>
</file>